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2662575150301" calcext:value-type="float">
            <text:p>2.22663</text:p>
          </table:table-cell>
          <table:table-cell office:value-type="float" office:value="2.45642681195725" calcext:value-type="float">
            <text:p>2.45643</text:p>
          </table:table-cell>
          <table:table-cell office:value-type="float" office:value="3.72457790581162" calcext:value-type="float">
            <text:p>3.72458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1248747495" calcext:value-type="float">
            <text:p>2.24212</text:p>
          </table:table-cell>
          <table:table-cell office:value-type="float" office:value="2.45450505177021" calcext:value-type="float">
            <text:p>2.45451</text:p>
          </table:table-cell>
          <table:table-cell office:value-type="float" office:value="3.73860220440882" calcext:value-type="float">
            <text:p>3.7386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23878314157079" calcext:value-type="float">
            <text:p>2.23878</text:p>
          </table:table-cell>
          <table:table-cell office:value-type="float" office:value="2.43816251875938" calcext:value-type="float">
            <text:p>2.43816</text:p>
          </table:table-cell>
          <table:table-cell office:value-type="float" office:value="4.16897073536768" calcext:value-type="float">
            <text:p>4.1689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84310905453" calcext:value-type="float">
            <text:p>2.24184</text:p>
          </table:table-cell>
          <table:table-cell office:value-type="float" office:value="2.4292592129398" calcext:value-type="float">
            <text:p>2.42926</text:p>
          </table:table-cell>
          <table:table-cell office:value-type="float" office:value="4.13054902451226" calcext:value-type="float">
            <text:p>4.1305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67837629296" calcext:value-type="float">
            <text:p>2.23678</text:p>
          </table:table-cell>
          <table:table-cell office:value-type="float" office:value="2.41014775191859" calcext:value-type="float">
            <text:p>2.41015</text:p>
          </table:table-cell>
          <table:table-cell office:value-type="float" office:value="4.22649524524525" calcext:value-type="float">
            <text:p>4.2265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536682515849" calcext:value-type="float">
            <text:p>2.24537</text:p>
          </table:table-cell>
          <table:table-cell office:value-type="float" office:value="2.40535702369036" calcext:value-type="float">
            <text:p>2.40536</text:p>
          </table:table-cell>
          <table:table-cell office:value-type="float" office:value="4.16872497497497" calcext:value-type="float">
            <text:p>4.1687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655595208281" calcext:value-type="float">
            <text:p>2.19656</text:p>
          </table:table-cell>
          <table:table-cell office:value-type="float" office:value="2.32018271558561" calcext:value-type="float">
            <text:p>2.32018</text:p>
          </table:table-cell>
          <table:table-cell office:value-type="float" office:value="3.67175682444277" calcext:value-type="float">
            <text:p>3.6717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020567242675" calcext:value-type="float">
            <text:p>2.20021</text:p>
          </table:table-cell>
          <table:table-cell office:value-type="float" office:value="2.31232427581601" calcext:value-type="float">
            <text:p>2.31232</text:p>
          </table:table-cell>
          <table:table-cell office:value-type="float" office:value="3.63559353869271" calcext:value-type="float">
            <text:p>3.63559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456975432439" calcext:value-type="float">
            <text:p>2.28457</text:p>
          </table:table-cell>
          <table:table-cell office:value-type="float" office:value="2.34505013787917" calcext:value-type="float">
            <text:p>2.34505</text:p>
          </table:table-cell>
          <table:table-cell office:value-type="float" office:value="4.26012785159188" calcext:value-type="float">
            <text:p>4.2601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93979744936" calcext:value-type="float">
            <text:p>2.20794</text:p>
          </table:table-cell>
          <table:table-cell office:value-type="float" office:value="2.27934671167792" calcext:value-type="float">
            <text:p>2.27935</text:p>
          </table:table-cell>
          <table:table-cell office:value-type="float" office:value="3.4769167291823" calcext:value-type="float">
            <text:p>3.476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40141639509" calcext:value-type="float">
            <text:p>2.2754</text:p>
          </table:table-cell>
          <table:table-cell office:value-type="float" office:value="2.3497929723406" calcext:value-type="float">
            <text:p>2.34979</text:p>
          </table:table-cell>
          <table:table-cell office:value-type="float" office:value="4.22436450238155" calcext:value-type="float">
            <text:p>4.22436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925012503126" calcext:value-type="float">
            <text:p>2.26925</text:p>
          </table:table-cell>
          <table:table-cell office:value-type="float" office:value="2.42262576060682" calcext:value-type="float">
            <text:p>2.42263</text:p>
          </table:table-cell>
          <table:table-cell office:value-type="float" office:value="3.88798949737434" calcext:value-type="float">
            <text:p>3.8879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07020619417" calcext:value-type="float">
            <text:p>2.25607</text:p>
          </table:table-cell>
          <table:table-cell office:value-type="float" office:value="2.30064654812589" calcext:value-type="float">
            <text:p>2.30065</text:p>
          </table:table-cell>
          <table:table-cell office:value-type="float" office:value="3.27062233909341" calcext:value-type="float">
            <text:p>3.2706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087250979412" calcext:value-type="float">
            <text:p>2.22087</text:p>
          </table:table-cell>
          <table:table-cell office:value-type="float" office:value="2.25524933316662" calcext:value-type="float">
            <text:p>2.25525</text:p>
          </table:table-cell>
          <table:table-cell office:value-type="float" office:value="3.51970742685671" calcext:value-type="float">
            <text:p>3.5197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54007012271" calcext:value-type="float">
            <text:p>2.25254</text:p>
          </table:table-cell>
          <table:table-cell office:value-type="float" office:value="2.29294838884715" calcext:value-type="float">
            <text:p>2.29295</text:p>
          </table:table-cell>
          <table:table-cell office:value-type="float" office:value="3.23504007012271" calcext:value-type="float">
            <text:p>3.2350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5121092773193" calcext:value-type="float">
            <text:p>2.25121</text:p>
          </table:table-cell>
          <table:table-cell office:value-type="float" office:value="2.4154730349254" calcext:value-type="float">
            <text:p>2.41547</text:p>
          </table:table-cell>
          <table:table-cell office:value-type="float" office:value="3.85245936484121" calcext:value-type="float">
            <text:p>3.8524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17531682508" calcext:value-type="float">
            <text:p>2.24918</text:p>
          </table:table-cell>
          <table:table-cell office:value-type="float" office:value="2.24097527930632" calcext:value-type="float">
            <text:p>2.24098</text:p>
          </table:table-cell>
          <table:table-cell office:value-type="float" office:value="3.74644072036018" calcext:value-type="float">
            <text:p>3.7464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745205936301" calcext:value-type="float">
            <text:p>2.24745</text:p>
          </table:table-cell>
          <table:table-cell office:value-type="float" office:value="2.24689355094214" calcext:value-type="float">
            <text:p>2.24689</text:p>
          </table:table-cell>
          <table:table-cell office:value-type="float" office:value="3.76704977488744" calcext:value-type="float">
            <text:p>3.7670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075787977594" calcext:value-type="float">
            <text:p>2.24076</text:p>
          </table:table-cell>
          <table:table-cell office:value-type="float" office:value="2.30057708385586" calcext:value-type="float">
            <text:p>2.30058</text:p>
          </table:table-cell>
          <table:table-cell office:value-type="float" office:value="4.03602457988463" calcext:value-type="float">
            <text:p>4.03602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69785934634" calcext:value-type="float">
            <text:p>2.23698</text:p>
          </table:table-cell>
          <table:table-cell office:value-type="float" office:value="2.2882612139403" calcext:value-type="float">
            <text:p>2.28826</text:p>
          </table:table-cell>
          <table:table-cell office:value-type="float" office:value="3.5444659829915" calcext:value-type="float">
            <text:p>3.5444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2946241953" calcext:value-type="float">
            <text:p>2.23629</text:p>
          </table:table-cell>
          <table:table-cell office:value-type="float" office:value="2.26079268037789" calcext:value-type="float">
            <text:p>2.26079</text:p>
          </table:table-cell>
          <table:table-cell office:value-type="float" office:value="4.02285302232255" calcext:value-type="float">
            <text:p>4.02285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3405473570118" calcext:value-type="float">
            <text:p>2.23405</text:p>
          </table:table-cell>
          <table:table-cell office:value-type="float" office:value="2.26132211939303" calcext:value-type="float">
            <text:p>2.26132</text:p>
          </table:table-cell>
          <table:table-cell office:value-type="float" office:value="3.40507003501751" calcext:value-type="float">
            <text:p>3.4050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72945348352" calcext:value-type="float">
            <text:p>2.23273</text:p>
          </table:table-cell>
          <table:table-cell office:value-type="float" office:value="2.22570869837297" calcext:value-type="float">
            <text:p>2.22571</text:p>
          </table:table-cell>
          <table:table-cell office:value-type="float" office:value="3.32343804755945" calcext:value-type="float">
            <text:p>3.3234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044428464232" calcext:value-type="float">
            <text:p>2.23044</text:p>
          </table:table-cell>
          <table:table-cell office:value-type="float" office:value="2.27617642154411" calcext:value-type="float">
            <text:p>2.27618</text:p>
          </table:table-cell>
          <table:table-cell office:value-type="float" office:value="3.4641308154077" calcext:value-type="float">
            <text:p>3.4641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77012932833" calcext:value-type="float">
            <text:p>2.22677</text:p>
          </table:table-cell>
          <table:table-cell office:value-type="float" office:value="2.23243606591573" calcext:value-type="float">
            <text:p>2.23244</text:p>
          </table:table-cell>
          <table:table-cell office:value-type="float" office:value="3.30217396745932" calcext:value-type="float">
            <text:p>3.30217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79997498124" calcext:value-type="float">
            <text:p>2.2258</text:p>
          </table:table-cell>
          <table:table-cell office:value-type="float" office:value="2.43576234259028" calcext:value-type="float">
            <text:p>2.43576</text:p>
          </table:table-cell>
          <table:table-cell office:value-type="float" office:value="4.00122717037778" calcext:value-type="float">
            <text:p>4.0012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1247185389" calcext:value-type="float">
            <text:p>2.22212</text:p>
          </table:table-cell>
          <table:table-cell office:value-type="float" office:value="2.42929603452589" calcext:value-type="float">
            <text:p>2.4293</text:p>
          </table:table-cell>
          <table:table-cell office:value-type="float" office:value="3.97182136602452" calcext:value-type="float">
            <text:p>3.9718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2127230281808" calcext:value-type="float">
            <text:p>2.22127</text:p>
          </table:table-cell>
          <table:table-cell office:value-type="float" office:value="2.3053281849258" calcext:value-type="float">
            <text:p>2.30533</text:p>
          </table:table-cell>
          <table:table-cell office:value-type="float" office:value="3.54171335667834" calcext:value-type="float">
            <text:p>3.5417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0378825786" calcext:value-type="float">
            <text:p>2.21704</text:p>
          </table:table-cell>
          <table:table-cell office:value-type="float" office:value="2.18705935701776" calcext:value-type="float">
            <text:p>2.18706</text:p>
          </table:table-cell>
          <table:table-cell office:value-type="float" office:value="2.96883162371779" calcext:value-type="float">
            <text:p>2.9688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516929363689" calcext:value-type="float">
            <text:p>2.21517</text:p>
          </table:table-cell>
          <table:table-cell office:value-type="float" office:value="2.34151342673672" calcext:value-type="float">
            <text:p>2.34151</text:p>
          </table:table-cell>
          <table:table-cell office:value-type="float" office:value="3.07090192644483" calcext:value-type="float">
            <text:p>3.070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1420782278903" calcext:value-type="float">
            <text:p>2.21421</text:p>
          </table:table-cell>
          <table:table-cell office:value-type="float" office:value="2.43855578477953" calcext:value-type="float">
            <text:p>2.43856</text:p>
          </table:table-cell>
          <table:table-cell office:value-type="float" office:value="3.73257939484871" calcext:value-type="float">
            <text:p>3.7325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321532816279" calcext:value-type="float">
            <text:p>2.21322</text:p>
          </table:table-cell>
          <table:table-cell office:value-type="float" office:value="2.34910599616379" calcext:value-type="float">
            <text:p>2.34911</text:p>
          </table:table-cell>
          <table:table-cell office:value-type="float" office:value="3.4842456842632" calcext:value-type="float">
            <text:p>3.4842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67310899842" calcext:value-type="float">
            <text:p>2.21067</text:p>
          </table:table-cell>
          <table:table-cell office:value-type="float" office:value="2.20307292969727" calcext:value-type="float">
            <text:p>2.20307</text:p>
          </table:table-cell>
          <table:table-cell office:value-type="float" office:value="3.00274706029522" calcext:value-type="float">
            <text:p>3.0027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948263280794" calcext:value-type="float">
            <text:p>2.20948</text:p>
          </table:table-cell>
          <table:table-cell office:value-type="float" office:value="2.33244683512634" calcext:value-type="float">
            <text:p>2.33245</text:p>
          </table:table-cell>
          <table:table-cell office:value-type="float" office:value="3.08027020265199" calcext:value-type="float">
            <text:p>3.0802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84601358673" calcext:value-type="float">
            <text:p>2.20846</text:p>
          </table:table-cell>
          <table:table-cell office:value-type="float" office:value="2.28403757189297" calcext:value-type="float">
            <text:p>2.28404</text:p>
          </table:table-cell>
          <table:table-cell office:value-type="float" office:value="3.27865341335334" calcext:value-type="float">
            <text:p>3.2786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281033691936" calcext:value-type="float">
            <text:p>2.17281</text:p>
          </table:table-cell>
          <table:table-cell office:value-type="float" office:value="2.20623665665916" calcext:value-type="float">
            <text:p>2.20624</text:p>
          </table:table-cell>
          <table:table-cell office:value-type="float" office:value="3.10181010758069" calcext:value-type="float">
            <text:p>3.1018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585250479286" calcext:value-type="float">
            <text:p>2.20585</text:p>
          </table:table-cell>
          <table:table-cell office:value-type="float" office:value="2.43939661998833" calcext:value-type="float">
            <text:p>2.4394</text:p>
          </table:table-cell>
          <table:table-cell office:value-type="float" office:value="3.81385846461615" calcext:value-type="float">
            <text:p>3.8138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19504876219" calcext:value-type="float">
            <text:p>2.2052</text:p>
          </table:table-cell>
          <table:table-cell office:value-type="float" office:value="2.28450320913562" calcext:value-type="float">
            <text:p>2.2845</text:p>
          </table:table-cell>
          <table:table-cell office:value-type="float" office:value="3.2622255563891" calcext:value-type="float">
            <text:p>3.2622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276662915729" calcext:value-type="float">
            <text:p>2.20277</text:p>
          </table:table-cell>
          <table:table-cell office:value-type="float" office:value="2.24978369592398" calcext:value-type="float">
            <text:p>2.24978</text:p>
          </table:table-cell>
          <table:table-cell office:value-type="float" office:value="3.03925356339085" calcext:value-type="float">
            <text:p>3.0392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20507046952" calcext:value-type="float">
            <text:p>2.18121</text:p>
          </table:table-cell>
          <table:table-cell office:value-type="float" office:value="2.20172181219248" calcext:value-type="float">
            <text:p>2.20172</text:p>
          </table:table-cell>
          <table:table-cell office:value-type="float" office:value="3.09302727045284" calcext:value-type="float">
            <text:p>3.0930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91466616654" calcext:value-type="float">
            <text:p>2.19991</text:p>
          </table:table-cell>
          <table:table-cell office:value-type="float" office:value="2.2314844336084" calcext:value-type="float">
            <text:p>2.23148</text:p>
          </table:table-cell>
          <table:table-cell office:value-type="float" office:value="3.06525506376594" calcext:value-type="float">
            <text:p>3.0652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875125187782" calcext:value-type="float">
            <text:p>2.19875</text:p>
          </table:table-cell>
          <table:table-cell office:value-type="float" office:value="2.28947629778" calcext:value-type="float">
            <text:p>2.28948</text:p>
          </table:table-cell>
          <table:table-cell office:value-type="float" office:value="3.47431647471207" calcext:value-type="float">
            <text:p>3.4743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47547303493" calcext:value-type="float">
            <text:p>2.19648</text:p>
          </table:table-cell>
          <table:table-cell office:value-type="float" office:value="2.22546709594065" calcext:value-type="float">
            <text:p>2.22547</text:p>
          </table:table-cell>
          <table:table-cell office:value-type="float" office:value="2.86816079019755" calcext:value-type="float">
            <text:p>2.8681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27126594946" calcext:value-type="float">
            <text:p>2.19627</text:p>
          </table:table-cell>
          <table:table-cell office:value-type="float" office:value="2.27218028104412" calcext:value-type="float">
            <text:p>2.27218</text:p>
          </table:table-cell>
          <table:table-cell office:value-type="float" office:value="3.17659244433325" calcext:value-type="float">
            <text:p>3.1765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561195960608" calcext:value-type="float">
            <text:p>2.19561</text:p>
          </table:table-cell>
          <table:table-cell office:value-type="float" office:value="2.28179028960107" calcext:value-type="float">
            <text:p>2.28179</text:p>
          </table:table-cell>
          <table:table-cell office:value-type="float" office:value="3.44721957936905" calcext:value-type="float">
            <text:p>3.4472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01697106163" calcext:value-type="float">
            <text:p>2.19402</text:p>
          </table:table-cell>
          <table:table-cell office:value-type="float" office:value="2.34530575014594" calcext:value-type="float">
            <text:p>2.34531</text:p>
          </table:table-cell>
          <table:table-cell office:value-type="float" office:value="3.49820740555417" calcext:value-type="float">
            <text:p>3.4982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357142857143" calcext:value-type="float">
            <text:p>2.19357</text:p>
          </table:table-cell>
          <table:table-cell office:value-type="float" office:value="2.2752238136936" calcext:value-type="float">
            <text:p>2.27522</text:p>
          </table:table-cell>
          <table:table-cell office:value-type="float" office:value="3.12636227170378" calcext:value-type="float">
            <text:p>3.1263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23006339673" calcext:value-type="float">
            <text:p>2.1923</text:p>
          </table:table-cell>
          <table:table-cell office:value-type="float" office:value="2.28171004337671" calcext:value-type="float">
            <text:p>2.28171</text:p>
          </table:table-cell>
          <table:table-cell office:value-type="float" office:value="3.24217467467467" calcext:value-type="float">
            <text:p>3.2421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147307660248" calcext:value-type="float">
            <text:p>2.19147</text:p>
          </table:table-cell>
          <table:table-cell office:value-type="float" office:value="2.21191568725515" calcext:value-type="float">
            <text:p>2.21192</text:p>
          </table:table-cell>
          <table:table-cell office:value-type="float" office:value="2.88537634408602" calcext:value-type="float">
            <text:p>2.8853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74693673418" calcext:value-type="float">
            <text:p>2.18775</text:p>
          </table:table-cell>
          <table:table-cell office:value-type="float" office:value="2.27086552888222" calcext:value-type="float">
            <text:p>2.27087</text:p>
          </table:table-cell>
          <table:table-cell office:value-type="float" office:value="3.01176169042261" calcext:value-type="float">
            <text:p>3.0117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324989530988" calcext:value-type="float">
            <text:p>2.18325</text:p>
          </table:table-cell>
          <table:table-cell office:value-type="float" office:value="2.25237772194305" calcext:value-type="float">
            <text:p>2.25238</text:p>
          </table:table-cell>
          <table:table-cell office:value-type="float" office:value="3.47974497487437" calcext:value-type="float">
            <text:p>3.47974</text:p>
          </table:table-cell>
          <table:table-cell office:value-type="float" office:value="9552000" calcext:value-type="float">
            <text:p>955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59474455611" calcext:value-type="float">
            <text:p>2.18259</text:p>
          </table:table-cell>
          <table:table-cell office:value-type="float" office:value="2.2563992881072" calcext:value-type="float">
            <text:p>2.2564</text:p>
          </table:table-cell>
          <table:table-cell office:value-type="float" office:value="3.47043090452261" calcext:value-type="float">
            <text:p>3.47043</text:p>
          </table:table-cell>
          <table:table-cell office:value-type="float" office:value="9552000" calcext:value-type="float">
            <text:p>955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86936936937" calcext:value-type="float">
            <text:p>2.18187</text:p>
          </table:table-cell>
          <table:table-cell office:value-type="float" office:value="2.27670722806139" calcext:value-type="float">
            <text:p>2.27671</text:p>
          </table:table-cell>
          <table:table-cell office:value-type="float" office:value="3.22376751751752" calcext:value-type="float">
            <text:p>3.2237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3701758773" calcext:value-type="float">
            <text:p>2.17737</text:p>
          </table:table-cell>
          <table:table-cell office:value-type="float" office:value="2.27648828873885" calcext:value-type="float">
            <text:p>2.27649</text:p>
          </table:table-cell>
          <table:table-cell office:value-type="float" office:value="2.98053013253313" calcext:value-type="float">
            <text:p>2.9805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7575137810073" calcext:value-type="float">
            <text:p>2.17575</text:p>
          </table:table-cell>
          <table:table-cell office:value-type="float" office:value="2.32814582811325" calcext:value-type="float">
            <text:p>2.32815</text:p>
          </table:table-cell>
          <table:table-cell office:value-type="float" office:value="3.46461914307191" calcext:value-type="float">
            <text:p>3.46462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49486344275" calcext:value-type="float">
            <text:p>2.17049</text:p>
          </table:table-cell>
          <table:table-cell office:value-type="float" office:value="2.32591904702247" calcext:value-type="float">
            <text:p>2.32592</text:p>
          </table:table-cell>
          <table:table-cell office:value-type="float" office:value="3.37323227261338" calcext:value-type="float">
            <text:p>3.37323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018826619965" calcext:value-type="float">
            <text:p>2.16019</text:p>
          </table:table-cell>
          <table:table-cell office:value-type="float" office:value="2.39708343757818" calcext:value-type="float">
            <text:p>2.39708</text:p>
          </table:table-cell>
          <table:table-cell office:value-type="float" office:value="3.43346885163873" calcext:value-type="float">
            <text:p>3.4334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950952797932" calcext:value-type="float">
            <text:p>2.15951</text:p>
          </table:table-cell>
          <table:table-cell office:value-type="float" office:value="2.38807595279793" calcext:value-type="float">
            <text:p>2.38808</text:p>
          </table:table-cell>
          <table:table-cell office:value-type="float" office:value="3.40556417312985" calcext:value-type="float">
            <text:p>3.4055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835302575644" calcext:value-type="float">
            <text:p>2.15835</text:p>
          </table:table-cell>
          <table:table-cell office:value-type="float" office:value="2.07203040343419" calcext:value-type="float">
            <text:p>2.07203</text:p>
          </table:table-cell>
          <table:table-cell office:value-type="float" office:value="2.89091897974494" calcext:value-type="float">
            <text:p>2.890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294328790531" calcext:value-type="float">
            <text:p>2.12943</text:p>
          </table:table-cell>
          <table:table-cell office:value-type="float" office:value="2.09495967741935" calcext:value-type="float">
            <text:p>2.09496</text:p>
          </table:table-cell>
          <table:table-cell office:value-type="float" office:value="2.93342960740185" calcext:value-type="float">
            <text:p>2.9334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5" calcext:value-type="float">
            <text:p>5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0" calcext:value-type="float">
            <text:p>0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5" calcext:value-type="float">
            <text:p>5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1" calcext:value-type="float">
            <text:p>1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12:22.982829332</dc:date>
    <meta:document-statistic meta:table-count="1" meta:cell-count="4639" meta:object-count="0"/>
    <meta:generator>LibreOffice/4.2.8.2$Linux_X86_64 LibreOffice_project/420m0$Build-2</meta:generator>
  </office:meta>
</office:document-meta>
</file>